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note text:id="ftn0" text:note-class="footnote"><text:note-citation>1</text:note-citation><text:note-body><text:p text:style-name="Footnote">​<text:bookmark text:name="ZOTERO_BREF_80f5ccbf"/></text:p></text:note-body></text:note>Ok <text:note text:id="ftn1" text:note-class="footnote"><text:note-citation>2</text:note-citation><text:note-body><text:p text:style-name="Footnote">​<text:bookmark text:name="ZOTERO_BREF_079af480"/></text:p></text:note-body></text:not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7T10:39:49.819413746</dc:date>
    <meta:editing-duration>PT2M58S</meta:editing-duration>
    <meta:editing-cycles>2</meta:editing-cycles>
    <meta:generator>Collabora_Office/25.04.9.4$Linux_AARCH64 LibreOffice_project/bbf180856f1919e69a04fdf6175ff4f11f52e1db</meta:generator>
    <meta:document-statistic meta:table-count="0" meta:image-count="0" meta:object-count="0" meta:page-count="1" meta:paragraph-count="3" meta:word-count="2" meta:character-count="7" meta:non-whitespace-character-count="4"/>
    <meta:user-defined meta:name="Zotero_Code_079af480">TEMP</meta:user-defined>
    <meta:user-defined meta:name="Zotero_Code_80f5ccbf">TEMP</meta:user-defined>
    <meta:user-defined meta:name="Zotero_Code_a27a0523">TEMP</meta:user-defined>
    <meta:user-defined meta:name="Zotero_Code_null">TEMP</meta:user-defined>
  </office:meta>
</office:document-meta>
</file>